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4173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3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rubro</text:p>
          </table:table-cell>
          <table:table-cell office:value-type="string">
            <text:p>Plata ANII</text:p>
          </table:table-cell>
          <table:table-cell office:value-type="string">
            <text:p>Plata otros</text:p>
          </table:table-cell>
          <table:table-cell/>
        </table:table-row>
        <table:table-row table:style-name="ro3">
          <table:table-cell office:value-type="string">
            <text:p>a) Honorarios por servicios de capacitación y entrenamiento de personal de la empresa.</text:p>
          </table:table-cell>
          <table:table-cell table:number-columns-repeated="3"/>
        </table:table-row>
        <table:table-row table:style-name="ro4">
          <table:table-cell office:value-type="string">
            <text:p>b) Pasantías para estudiantes de maestrías y doctorado.</text:p>
          </table:table-cell>
          <table:table-cell table:number-columns-repeated="3"/>
        </table:table-row>
        <table:table-row table:style-name="ro5">
          <table:table-cell office:value-type="string">
            <text:p>c) Gastos asociados a la realización de cursos breves en el exterior, por un máximo de hasta 2 meses, incluyendo pasajes, estadía (alimentación, alojamiento y transporte), matrícula y otros gastos imprescindibles que emanen del curso.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table:style-name="ce1" office:value-type="string">
            <text:p>3 pasajes a 100 + 100 para estadias. La idea es tener un viaje para cada uno, capaz que leo y yo lo motiva una conferencia y el de jairo lo motivamos haciendo un curso corto en Uy </text:p>
          </table:table-cell>
        </table:table-row>
        <table:table-row table:style-name="ro4">
          <table:table-cell office:value-type="string">
            <text:p>d) Honorarios de personal técnico para la ejecución del proyecto.</text:p>
          </table:table-cell>
          <table:table-cell table:number-columns-repeated="3"/>
        </table:table-row>
        <table:table-row table:style-name="ro5">
          <table:table-cell office:value-type="string">
            <text:p>e) Sueldos del personal propio de la empresa asignado al proyecto por hasta UYU 960.000 del monto reconocido del proyecto.</text:p>
          </table:table-cell>
          <table:table-cell table:number-columns-repeated="2" office:value-type="float" office:value="500">
            <text:p>500</text:p>
          </table:table-cell>
          <table:table-cell table:style-name="ce1" office:value-type="string">
            <text:p>A contratar G2-20h por 15 meses (o capaz 2 ayudantes con menos horas). <text:s/>Plata de 'otros' es un estudiante informatica de lyon (confirmar JC), y las horas de Nacho, leo y Jairo</text:p>
          </table:table-cell>
        </table:table-row>
        <table:table-row table:style-name="ro4">
          <table:table-cell office:value-type="string">
            <text:p>f) Gastos asociados a la contratación de consultorías.</text:p>
          </table:table-cell>
          <table:table-cell table:number-columns-repeated="3"/>
        </table:table-row>
        <table:table-row table:style-name="ro3">
          <table:table-cell office:value-type="string">
            <text:p>g) Compra de materiales e insumos. Gastos asociados a la contratación de consultorías.</text:p>
          </table:table-cell>
          <table:table-cell table:number-columns-repeated="3"/>
        </table:table-row>
        <table:table-row table:style-name="ro3">
          <table:table-cell office:value-type="string">
            <text:p>h) Compra de equipamiento esencial para el desarrollo de la innovación.</text:p>
          </table:table-cell>
          <table:table-cell table:number-columns-repeated="3"/>
        </table:table-row>
        <table:table-row table:style-name="ro4">
          <table:table-cell office:value-type="string">
            <text:p>i) Gastos en equipos de prueba, ensayos y laboratorios.</text:p>
          </table:table-cell>
          <table:table-cell table:number-columns-repeated="3"/>
        </table:table-row>
        <table:table-row table:style-name="ro3">
          <table:table-cell office:value-type="string">
            <text:p>j) Gastos en instalaciones y/o medidas de protección laboral y ambiental.</text:p>
          </table:table-cell>
          <table:table-cell table:number-columns-repeated="3"/>
        </table:table-row>
        <table:table-row table:style-name="ro4">
          <table:table-cell office:value-type="string">
            <text:p>k) Compra de material bibliográfico.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4">
          <table:table-cell office:value-type="string">
            <text:p>l) Gastos de compra y/o arriendo de software.</text:p>
          </table:table-cell>
          <table:table-cell table:number-columns-repeated="3"/>
        </table:table-row>
        <table:table-row table:style-name="ro3">
          <table:table-cell office:value-type="string">
            <text:p>m) Gastos de servicios técnicos y de mantención asociados al proyecto.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o que me cobra fundación</text:p>
          </table:table-cell>
        </table:table-row>
        <table:table-row table:style-name="ro4">
          <table:table-cell office:value-type="string">
            <text:p>n) Gastos de protección de propiedad intelectual.</text:p>
          </table:table-cell>
          <table:table-cell table:number-columns-repeated="3"/>
        </table:table-row>
        <table:table-row table:style-name="ro3">
          <table:table-cell office:value-type="string">
            <text:p>o) Costos de licencias y adecuación edilicia específica para la instalación de equipos.</text:p>
          </table:table-cell>
          <table:table-cell table:number-columns-repeated="3"/>
        </table:table-row>
        <table:table-row table:style-name="ro3">
          <table:table-cell office:value-type="string">
            <text:p>p) Gastos imprevistos de hasta un 5 % del costo financiable del proyecto.</text:p>
          </table:table-cell>
          <table:table-cell office:value-type="float" office:value="50">
            <text:p>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12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alca  </meta:initial-creator>
    <meta:creation-date>2022-10-19T08:42:59</meta:creation-date>
    <dc:date>2022-10-19T12:48:58</dc:date>
    <dc:creator>nachalca  </dc:creator>
    <meta:editing-duration>PT11M44S</meta:editing-duration>
    <meta:editing-cycles>1</meta:editing-cycles>
    <meta:document-statistic meta:table-count="3" meta:cell-count="29" meta:object-count="0"/>
    <meta:generator>OpenOffice/4.1.7$Unix OpenOffice.org_project/417m1$Build-9800</meta:generator>
  </office:meta>
</office:document-meta>
</file>